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70127" calcext:value-type="float">
            <text:p>2470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8285" calcext:value-type="float">
            <text:p>93382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69580" calcext:value-type="float">
            <text:p>3096695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350" calcext:value-type="float">
            <text:p>3012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350000" calcext:value-type="float">
            <text:p>3012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3500" calcext:value-type="float">
            <text:p>3012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880" calcext:value-type="float">
            <text:p>2409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84400" calcext:value-type="float">
            <text:p>31328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8800" calcext:value-type="float">
            <text:p>24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51008" calcext:value-type="float">
            <text:p>100251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335447" calcext:value-type="float">
            <text:p>25063354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3246" calcext:value-type="float">
            <text:p>251832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37994" calcext:value-type="float">
            <text:p>1507379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594200" calcext:value-type="float">
            <text:p>11205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89247" calcext:value-type="float">
            <text:p>4217892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72900" calcext:value-type="float">
            <text:p>42172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76640" calcext:value-type="float">
            <text:p>67476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98358" calcext:value-type="float">
            <text:p>4044983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81347" calcext:value-type="float">
            <text:p>78381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926600" calcext:value-type="float">
            <text:p>46992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7043" calcext:value-type="float">
            <text:p>41570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8200" calcext:value-type="float">
            <text:p>3614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8807" calcext:value-type="float">
            <text:p>289788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7367" calcext:value-type="float">
            <text:p>578973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57160" calcext:value-type="float">
            <text:p>257857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70127" calcext:value-type="float">
            <text:p>2470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8285" calcext:value-type="float">
            <text:p>93382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69580" calcext:value-type="float">
            <text:p>3096695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350" calcext:value-type="float">
            <text:p>3012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350000" calcext:value-type="float">
            <text:p>3012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3500" calcext:value-type="float">
            <text:p>3012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880" calcext:value-type="float">
            <text:p>2409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84400" calcext:value-type="float">
            <text:p>31328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8800" calcext:value-type="float">
            <text:p>24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51008" calcext:value-type="float">
            <text:p>100251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335447" calcext:value-type="float">
            <text:p>25063354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3246" calcext:value-type="float">
            <text:p>251832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37994" calcext:value-type="float">
            <text:p>1507379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594200" calcext:value-type="float">
            <text:p>11205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89247" calcext:value-type="float">
            <text:p>4217892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72900" calcext:value-type="float">
            <text:p>42172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76640" calcext:value-type="float">
            <text:p>67476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98358" calcext:value-type="float">
            <text:p>4044983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81347" calcext:value-type="float">
            <text:p>78381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926600" calcext:value-type="float">
            <text:p>46992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7043" calcext:value-type="float">
            <text:p>41570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8200" calcext:value-type="float">
            <text:p>3614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8807" calcext:value-type="float">
            <text:p>289788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7367" calcext:value-type="float">
            <text:p>578973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57160" calcext:value-type="float">
            <text:p>257857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70127" calcext:value-type="float">
            <text:p>2470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8285" calcext:value-type="float">
            <text:p>93382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69580" calcext:value-type="float">
            <text:p>3096695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350" calcext:value-type="float">
            <text:p>3012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350000" calcext:value-type="float">
            <text:p>3012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3500" calcext:value-type="float">
            <text:p>3012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880" calcext:value-type="float">
            <text:p>2409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84400" calcext:value-type="float">
            <text:p>31328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8800" calcext:value-type="float">
            <text:p>24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51008" calcext:value-type="float">
            <text:p>100251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335447" calcext:value-type="float">
            <text:p>25063354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3246" calcext:value-type="float">
            <text:p>25183246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37994" calcext:value-type="float">
            <text:p>1507379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594200" calcext:value-type="float">
            <text:p>11205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89247" calcext:value-type="float">
            <text:p>4217892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72900" calcext:value-type="float">
            <text:p>42172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76640" calcext:value-type="float">
            <text:p>67476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98358" calcext:value-type="float">
            <text:p>4044983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81347" calcext:value-type="float">
            <text:p>78381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926600" calcext:value-type="float">
            <text:p>46992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7043" calcext:value-type="float">
            <text:p>4157043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8200" calcext:value-type="float">
            <text:p>3614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8807" calcext:value-type="float">
            <text:p>289788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7367" calcext:value-type="float">
            <text:p>578973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57160" calcext:value-type="float">
            <text:p>257857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70127" calcext:value-type="float">
            <text:p>2470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1-0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cc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dd_wor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mon_dd_wor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,rule</text:p>
          </table:table-cell>
          <table:table-cell office:value-type="float" office:value="1867657" calcext:value-type="float">
            <text:p>186765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dd,rule</text:p>
          </table:table-cell>
          <table:table-cell office:value-type="float" office:value="186765700" calcext:value-type="float">
            <text:p>18676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sc,rule</text:p>
          </table:table-cell>
          <table:table-cell office:value-type="float" office:value="9338285" calcext:value-type="float">
            <text:p>93382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ay_word_year,rule</text:p>
          </table:table-cell>
          <table:table-cell office:value-type="float" office:value="309669580" calcext:value-type="float">
            <text:p>3096695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d_wor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d_wor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d_wor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sc_word,rule</text:p>
          </table:table-cell>
          <table:table-cell office:value-type="float" office:value="3012350" calcext:value-type="float">
            <text:p>3012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d_word,rule</text:p>
          </table:table-cell>
          <table:table-cell office:value-type="float" office:value="602470" calcext:value-type="float">
            <text:p>6024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dd_word,rule</text:p>
          </table:table-cell>
          <table:table-cell office:value-type="float" office:value="3012350000" calcext:value-type="float">
            <text:p>3012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dd_word,rule</text:p>
          </table:table-cell>
          <table:table-cell office:value-type="float" office:value="30123500" calcext:value-type="float">
            <text:p>3012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,rule</text:p>
          </table:table-cell>
          <table:table-cell office:value-type="float" office:value="2409880" calcext:value-type="float">
            <text:p>2409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mon_sc,rule</text:p>
          </table:table-cell>
          <table:table-cell office:value-type="float" office:value="313284400" calcext:value-type="float">
            <text:p>31328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dd_sc,rule</text:p>
          </table:table-cell>
          <table:table-cell office:value-type="float" office:value="24098800" calcext:value-type="float">
            <text:p>24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mon_day_sc,rule</text:p>
          </table:table-cell>
          <table:table-cell office:value-type="float" office:value="100251008" calcext:value-type="float">
            <text:p>1002510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word_year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sc_year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2sc_dd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dd_mon,rule</text:p>
          </table:table-cell>
          <table:table-cell office:value-type="float" office:value="2506335447" calcext:value-type="float">
            <text:p>25063354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,rule</text:p>
          </table:table-cell>
          <table:table-cell office:value-type="float" office:value="25183246" calcext:value-type="float">
            <text:p>251832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dd,rule</text:p>
          </table:table-cell>
          <table:table-cell office:value-type="float" office:value="2200461428" calcext:value-type="float">
            <text:p>2200461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sc,rule</text:p>
          </table:table-cell>
          <table:table-cell office:value-type="float" office:value="150737994" calcext:value-type="float">
            <text:p>1507379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ay_mon_year,rule</text:p>
          </table:table-cell>
          <table:table-cell office:value-type="float" office:value="1120594200" calcext:value-type="float">
            <text:p>112059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700" calcext:value-type="float">
            <text:p>6024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7000" calcext:value-type="float">
            <text:p>6024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d,rule</text:p>
          </table:table-cell>
          <table:table-cell office:value-type="float" office:value="602470000" calcext:value-type="float">
            <text:p>6024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d_sc,rule</text:p>
          </table:table-cell>
          <table:table-cell office:value-type="float" office:value="421789247" calcext:value-type="float">
            <text:p>4217892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2sc,rule</text:p>
          </table:table-cell>
          <table:table-cell office:value-type="float" office:value="42172900" calcext:value-type="float">
            <text:p>42172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,rule</text:p>
          </table:table-cell>
          <table:table-cell office:value-type="float" office:value="67476640" calcext:value-type="float">
            <text:p>67476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age_sc,rule</text:p>
          </table:table-cell>
          <table:table-cell office:value-type="float" office:value="404498358" calcext:value-type="float">
            <text:p>4044983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dd_sc,rule</text:p>
          </table:table-cell>
          <table:table-cell office:value-type="float" office:value="42233147" calcext:value-type="float">
            <text:p>422331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,rule</text:p>
          </table:table-cell>
          <table:table-cell office:value-type="float" office:value="78381347" calcext:value-type="float">
            <text:p>78381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mon_dd_sc,rule</text:p>
          </table:table-cell>
          <table:table-cell office:value-type="float" office:value="469926600" calcext:value-type="float">
            <text:p>46992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7043" calcext:value-type="float">
            <text:p>415704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dd,rule</text:p>
          </table:table-cell>
          <table:table-cell office:value-type="float" office:value="36148200" calcext:value-type="float">
            <text:p>3614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sc_year,rule</text:p>
          </table:table-cell>
          <table:table-cell office:value-type="float" office:value="28978807" calcext:value-type="float">
            <text:p>289788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mon,rule</text:p>
          </table:table-cell>
          <table:table-cell office:value-type="float" office:value="57897367" calcext:value-type="float">
            <text:p>5789736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word_year_sc,rule</text:p>
          </table:table-cell>
          <table:table-cell office:value-type="float" office:value="257857160" calcext:value-type="float">
            <text:p>257857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sc_word,rule</text:p>
          </table:table-cell>
          <table:table-cell office:value-type="float" office:value="39160550" calcext:value-type="float">
            <text:p>39160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ul</text:p>
          </table:table-cell>
          <table:table-cell office:value-type="string" calcext:value-type="string">
            <text:p>year_word_sc,rule</text:p>
          </table:table-cell>
          <table:table-cell office:value-type="float" office:value="31328440" calcext:value-type="float">
            <text:p>313284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33:43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S</meta:editing-duration>
    <meta:editing-cycles>3</meta:editing-cycles>
    <meta:generator>LibreOffice/5.2.0.4$Windows_x86 LibreOffice_project/066b007f5ebcc236395c7d282ba488bca6720265</meta:generator>
    <dc:date>2016-08-13T21:34:23.100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